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8.5cm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0.5cm"/>
    </style:style>
    <style:style style:name="gr4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3.75cm" fo:min-width="1cm" fo:padding-top="0.151cm" fo:padding-bottom="0.151cm" fo:padding-left="0.276cm" fo:padding-right="0.27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75cm" fo:min-width="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8.75cm" fo:min-width="1.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standard">
      <style:graphic-properties draw:stroke="dash" draw:stroke-dash="Dashed_20__28_var_29_" svg:stroke-width="0.018cm" svg:stroke-color="#ffffff" draw:marker-start-width="0.326cm" draw:marker-end-width="0.326cm" draw:fill-color="#ffffff" draw:textarea-horizontal-align="justify" draw:textarea-vertical-align="middle" draw:auto-grow-height="false" fo:min-height="1.146cm" fo:min-width="5.396cm" fo:padding-top="0.133cm" fo:padding-bottom="0.133cm" fo:padding-left="0.258cm" fo:padding-right="0.258cm"/>
    </style:style>
    <style:style style:name="gr10" style:family="graphic" style:parent-style-name="objectwithoutfill">
      <style:graphic-properties draw:stroke="dash" draw:stroke-dash="Dashed_20__28_var_29_"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1.737cm"/>
    </style:style>
    <style:style style:name="pr4" style:family="presentation" style:parent-style-name="Default-outline1">
      <style:graphic-properties fo:min-height="4.09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echanical Notes for the CNC machine based on the book "Build Your Own CNC Machine"</text:p>
            <text:p/>
            <text:p>Notes by Brad Needham</text:p>
            <text:p>Begun November 20,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737cm" svg:x="1.4cm" svg:y="0.8cm" presentation:class="title" presentation:user-transformed="true">
          <draw:text-box>
            <text:p>Rail assembly redesign</text:p>
          </draw:text-box>
        </draw:frame>
        <draw:frame presentation:style-name="pr4" draw:layer="layout" svg:width="25.199cm" svg:height="4.094cm" svg:x="1.301cm" svg:y="16.406cm" presentation:class="outline" presentation:user-transformed="true">
          <draw:text-box>
            <text:list text:style-name="L2">
              <text:list-header>
                <text:p>I feel the book design of a tapped hole in the rail is too weak. Instead I used the design on this page.</text:p>
              </text:list-header>
            </text:list>
          </draw:text-box>
        </draw:frame>
        <draw:custom-shape draw:style-name="gr2" draw:text-style-name="P2" draw:layer="layout" svg:width="9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7.5cm" svg:x="1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4cm" svg:x="11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cm" svg:height="4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9cm" svg:x="15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cm" svg:height="4cm" svg:x="17.5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cm" svg:y1="13cm" svg:x2="11.5cm" svg:y2="9.5cm">
          <text:p/>
        </draw:line>
        <draw:frame draw:style-name="gr8" draw:text-style-name="P5" draw:layer="layout" svg:width="4.5cm" svg:height="0.963cm" svg:x="5cm" svg:y="13.037cm">
          <draw:text-box>
            <text:p text:style-name="P2">Bolt head</text:p>
          </draw:text-box>
        </draw:frame>
        <draw:frame draw:style-name="gr8" draw:text-style-name="P5" draw:layer="layout" svg:width="4.5cm" svg:height="0.963cm" svg:x="12.5cm" svg:y="13.037cm">
          <draw:text-box>
            <text:p text:style-name="P2">Spacer Nut</text:p>
          </draw:text-box>
        </draw:frame>
        <draw:frame draw:style-name="gr8" draw:text-style-name="P5" draw:layer="layout" svg:width="4.5cm" svg:height="0.963cm" svg:x="15cm" svg:y="14.537cm">
          <draw:text-box>
            <text:p text:style-name="P2">Bearing</text:p>
          </draw:text-box>
        </draw:frame>
        <draw:frame draw:style-name="gr8" draw:text-style-name="P5" draw:layer="layout" svg:width="4.5cm" svg:height="0.963cm" svg:x="18cm" svg:y="13cm">
          <draw:text-box>
            <text:p text:style-name="P2">Cap Nut</text:p>
          </draw:text-box>
        </draw:frame>
        <draw:line draw:style-name="gr7" draw:text-style-name="P4" draw:layer="layout" svg:x1="15cm" svg:y1="13cm" svg:x2="15cm" svg:y2="9.5cm">
          <text:p/>
        </draw:line>
        <draw:line draw:style-name="gr7" draw:text-style-name="P4" draw:layer="layout" svg:x1="17.5cm" svg:y1="14.5cm" svg:x2="17cm" svg:y2="12cm">
          <text:p/>
        </draw:line>
        <draw:line draw:style-name="gr7" draw:text-style-name="P4" draw:layer="layout" svg:x1="20cm" svg:y1="13cm" svg:x2="18.5cm" svg:y2="9.5cm">
          <text:p/>
        </draw:line>
        <draw:custom-shape draw:style-name="gr9" draw:text-style-name="P3" draw:layer="layout" svg:width="6cm" svg:height="1.5cm" svg:x="13cm" svg:y="6.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3cm" svg:y1="6.8cm" svg:x2="19cm" svg:y2="6.8cm">
          <text:p/>
        </draw:line>
        <draw:line draw:style-name="gr10" draw:text-style-name="P4" draw:layer="layout" svg:x1="13cm" svg:y1="8.3cm" svg:x2="19cm" svg:y2="8.3cm">
          <text:p/>
        </draw:line>
        <draw:line draw:style-name="gr10" draw:text-style-name="P4" draw:layer="layout" svg:x1="19cm" svg:y1="8.4cm" svg:x2="19cm" svg:y2="6.9cm">
          <text:p/>
        </draw:line>
        <draw:frame draw:style-name="gr8" draw:text-style-name="P5" draw:layer="layout" svg:width="4.5cm" svg:height="0.963cm" svg:x="21.5cm" svg:y="7cm">
          <draw:text-box>
            <text:p text:style-name="P2">Bolt Body</text:p>
          </draw:text-box>
        </draw:frame>
        <draw:line draw:style-name="gr7" draw:text-style-name="P4" draw:layer="layout" svg:x1="22cm" svg:y1="7.5cm" svg:x2="19cm" svg:y2="7.5cm">
          <text:p/>
        </draw:line>
        <draw:frame draw:style-name="gr11" draw:text-style-name="P7" draw:layer="layout" svg:width="4.5cm" svg:height="5.235cm" svg:x="3.5cm" svg:y="5.5cm">
          <draw:text-box>
            <text:p text:style-name="P6">Gap between bolt head and rail wall is small, so that the rail wall can act as a wrench.</text:p>
          </draw:text-box>
        </draw:frame>
        <draw:line draw:style-name="gr7" draw:text-style-name="P4" draw:layer="layout" svg:x1="8cm" svg:y1="6.5cm" svg:x2="11.5cm" svg:y2="5.5cm">
          <text:p/>
        </draw:line>
        <draw:frame draw:style-name="gr8" draw:text-style-name="P5" draw:layer="layout" svg:width="4.5cm" svg:height="0.963cm" svg:x="0.5cm" svg:y="2.537cm">
          <draw:text-box>
            <text:p text:style-name="P2">Angle Rail</text:p>
          </draw:text-box>
        </draw:frame>
        <draw:line draw:style-name="gr7" draw:text-style-name="P4" draw:layer="layout" svg:x1="4cm" svg:y1="3.5cm" svg:x2="5cm" svg:y2="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M29S</meta:editing-duration>
    <meta:editing-cycles>6</meta:editing-cycles>
    <meta:generator>LibreOffice/5.0.2.2$Windows_x86 LibreOffice_project/37b43f919e4de5eeaca9b9755ed688758a8251fe</meta:generator>
    <dc:date>2015-11-20T22:08:41.904000000</dc:date>
    <meta:document-statistic meta:object-count="52"/>
  </office:meta>
</office:document-meta>
</file>